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6894in" svg:height="3.5618in" svg:x="11.1181in" svg:y="2.3634in">
            <draw:object draw:notify-on-update-of-ranges="Sheet1.D20:Sheet1.E20 Sheet1.G20:Sheet1.J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osix</text:p>
          </table:table-cell>
          <table:table-cell office:value-type="string" calcext:value-type="string">
            <text:p>posix liburing</text:p>
          </table:table-cell>
          <table:table-cell/>
          <table:table-cell office:value-type="string" calcext:value-type="string">
            <text:p>liburing COOP</text:p>
          </table:table-cell>
          <table:table-cell office:value-type="string" calcext:value-type="string">
            <text:p>liburing default</text:p>
          </table:table-cell>
          <table:table-cell office:value-type="string" calcext:value-type="string">
            <text:p>liburing SQPOLL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0.6" calcext:value-type="float">
            <text:p>1030.6</text:p>
          </table:table-cell>
          <table:table-cell office:value-type="float" office:value="1013.2" calcext:value-type="float">
            <text:p>1013.2</text:p>
          </table:table-cell>
          <table:table-cell/>
          <table:table-cell office:value-type="float" office:value="1060.1" calcext:value-type="float">
            <text:p>1060.1</text:p>
          </table:table-cell>
          <table:table-cell office:value-type="float" office:value="1034.7" calcext:value-type="float">
            <text:p>1034.7</text:p>
          </table:table-cell>
          <table:table-cell office:value-type="float" office:value="951.8" calcext:value-type="float">
            <text:p>951.8</text:p>
          </table:table-cell>
          <table:table-cell office:value-type="float" office:value="798.6" calcext:value-type="float">
            <text:p>798.6</text:p>
          </table:table-cell>
        </table:table-row>
        <table:table-row table:style-name="ro1">
          <table:table-cell table:number-columns-repeated="3"/>
          <table:table-cell office:value-type="float" office:value="1036.5" calcext:value-type="float">
            <text:p>1036.5</text:p>
          </table:table-cell>
          <table:table-cell office:value-type="float" office:value="1035.2" calcext:value-type="float">
            <text:p>1035.2</text:p>
          </table:table-cell>
          <table:table-cell/>
          <table:table-cell office:value-type="float" office:value="1054.1" calcext:value-type="float">
            <text:p>1054.1</text:p>
          </table:table-cell>
          <table:table-cell office:value-type="float" office:value="1061.5" calcext:value-type="float">
            <text:p>1061.5</text:p>
          </table:table-cell>
          <table:table-cell office:value-type="float" office:value="958.5" calcext:value-type="float">
            <text:p>958.5</text:p>
          </table:table-cell>
          <table:table-cell office:value-type="float" office:value="906.6" calcext:value-type="float">
            <text:p>906.6</text:p>
          </table:table-cell>
        </table:table-row>
        <table:table-row table:style-name="ro1">
          <table:table-cell table:number-columns-repeated="3"/>
          <table:table-cell office:value-type="float" office:value="976.9" calcext:value-type="float">
            <text:p>976.9</text:p>
          </table:table-cell>
          <table:table-cell office:value-type="float" office:value="1020.1" calcext:value-type="float">
            <text:p>1020.1</text:p>
          </table:table-cell>
          <table:table-cell/>
          <table:table-cell office:value-type="float" office:value="1028.2" calcext:value-type="float">
            <text:p>1028.2</text:p>
          </table:table-cell>
          <table:table-cell office:value-type="float" office:value="1059.5" calcext:value-type="float">
            <text:p>1059.5</text:p>
          </table:table-cell>
          <table:table-cell office:value-type="float" office:value="956.5" calcext:value-type="float">
            <text:p>956.5</text:p>
          </table:table-cell>
          <table:table-cell office:value-type="float" office:value="895.7" calcext:value-type="float">
            <text:p>895.7</text:p>
          </table:table-cell>
        </table:table-row>
        <table:table-row table:style-name="ro1">
          <table:table-cell table:number-columns-repeated="3"/>
          <table:table-cell office:value-type="float" office:value="1020.5" calcext:value-type="float">
            <text:p>1020.5</text:p>
          </table:table-cell>
          <table:table-cell office:value-type="float" office:value="1011.6" calcext:value-type="float">
            <text:p>1011.6</text:p>
          </table:table-cell>
          <table:table-cell/>
          <table:table-cell office:value-type="float" office:value="1039.4" calcext:value-type="float">
            <text:p>1039.4</text:p>
          </table:table-cell>
          <table:table-cell office:value-type="float" office:value="1057.8" calcext:value-type="float">
            <text:p>1057.8</text:p>
          </table:table-cell>
          <table:table-cell office:value-type="float" office:value="904.5" calcext:value-type="float">
            <text:p>904.5</text:p>
          </table:table-cell>
          <table:table-cell office:value-type="float" office:value="893.5" calcext:value-type="float">
            <text:p>893.5</text:p>
          </table:table-cell>
        </table:table-row>
        <table:table-row table:style-name="ro1">
          <table:table-cell table:number-columns-repeated="3"/>
          <table:table-cell office:value-type="float" office:value="1007.6" calcext:value-type="float">
            <text:p>1007.6</text:p>
          </table:table-cell>
          <table:table-cell office:value-type="float" office:value="1042.4" calcext:value-type="float">
            <text:p>1042.4</text:p>
          </table:table-cell>
          <table:table-cell/>
          <table:table-cell office:value-type="float" office:value="1070.5" calcext:value-type="float">
            <text:p>1070.5</text:p>
          </table:table-cell>
          <table:table-cell office:value-type="float" office:value="1064.3" calcext:value-type="float">
            <text:p>1064.3</text:p>
          </table:table-cell>
          <table:table-cell office:value-type="float" office:value="958.9" calcext:value-type="float">
            <text:p>958.9</text:p>
          </table:table-cell>
          <table:table-cell office:value-type="float" office:value="857.4" calcext:value-type="float">
            <text:p>857.4</text:p>
          </table:table-cell>
        </table:table-row>
        <table:table-row table:style-name="ro1">
          <table:table-cell table:number-columns-repeated="3"/>
          <table:table-cell office:value-type="float" office:value="985.1" calcext:value-type="float">
            <text:p>985.1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float" office:value="1041.4" calcext:value-type="float">
            <text:p>1041.4</text:p>
          </table:table-cell>
          <table:table-cell office:value-type="float" office:value="1040.4" calcext:value-type="float">
            <text:p>1040.4</text:p>
          </table:table-cell>
          <table:table-cell office:value-type="float" office:value="902.7" calcext:value-type="float">
            <text:p>902.7</text:p>
          </table:table-cell>
          <table:table-cell office:value-type="float" office:value="892.5" calcext:value-type="float">
            <text:p>892.5</text:p>
          </table:table-cell>
        </table:table-row>
        <table:table-row table:style-name="ro1">
          <table:table-cell table:number-columns-repeated="3"/>
          <table:table-cell office:value-type="float" office:value="1026.8" calcext:value-type="float">
            <text:p>1026.8</text:p>
          </table:table-cell>
          <table:table-cell office:value-type="float" office:value="1011.1" calcext:value-type="float">
            <text:p>1011.1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1053.3" calcext:value-type="float">
            <text:p>1053.3</text:p>
          </table:table-cell>
          <table:table-cell office:value-type="float" office:value="953.1" calcext:value-type="float">
            <text:p>953.1</text:p>
          </table:table-cell>
          <table:table-cell office:value-type="float" office:value="808.7" calcext:value-type="float">
            <text:p>808.7</text:p>
          </table:table-cell>
        </table:table-row>
        <table:table-row table:style-name="ro1">
          <table:table-cell table:number-columns-repeated="3"/>
          <table:table-cell office:value-type="float" office:value="1010.6" calcext:value-type="float">
            <text:p>1010.6</text:p>
          </table:table-cell>
          <table:table-cell office:value-type="float" office:value="1010.2" calcext:value-type="float">
            <text:p>1010.2</text:p>
          </table:table-cell>
          <table:table-cell/>
          <table:table-cell office:value-type="float" office:value="1071.5" calcext:value-type="float">
            <text:p>1071.5</text:p>
          </table:table-cell>
          <table:table-cell office:value-type="float" office:value="1065.7" calcext:value-type="float">
            <text:p>1065.7</text:p>
          </table:table-cell>
          <table:table-cell office:value-type="float" office:value="956.7" calcext:value-type="float">
            <text:p>956.7</text:p>
          </table:table-cell>
          <table:table-cell office:value-type="float" office:value="889.3" calcext:value-type="float">
            <text:p>889.3</text:p>
          </table:table-cell>
        </table:table-row>
        <table:table-row table:style-name="ro1">
          <table:table-cell table:number-columns-repeated="3"/>
          <table:table-cell office:value-type="float" office:value="1013.1" calcext:value-type="float">
            <text:p>1013.1</text:p>
          </table:table-cell>
          <table:table-cell office:value-type="float" office:value="1010.1" calcext:value-type="float">
            <text:p>1010.1</text:p>
          </table:table-cell>
          <table:table-cell/>
          <table:table-cell office:value-type="float" office:value="1069.5" calcext:value-type="float">
            <text:p>1069.5</text:p>
          </table:table-cell>
          <table:table-cell office:value-type="float" office:value="1034.1" calcext:value-type="float">
            <text:p>1034.1</text:p>
          </table:table-cell>
          <table:table-cell office:value-type="float" office:value="957" calcext:value-type="float">
            <text:p>957</text:p>
          </table:table-cell>
          <table:table-cell office:value-type="float" office:value="955.8" calcext:value-type="float">
            <text:p>955.8</text:p>
          </table:table-cell>
        </table:table-row>
        <table:table-row table:style-name="ro1">
          <table:table-cell table:number-columns-repeated="3"/>
          <table:table-cell office:value-type="float" office:value="1038.3" calcext:value-type="float">
            <text:p>1038.3</text:p>
          </table:table-cell>
          <table:table-cell office:value-type="float" office:value="1029.3" calcext:value-type="float">
            <text:p>1029.3</text:p>
          </table:table-cell>
          <table:table-cell/>
          <table:table-cell office:value-type="float" office:value="995.1" calcext:value-type="float">
            <text:p>995.1</text:p>
          </table:table-cell>
          <table:table-cell office:value-type="float" office:value="1036.1" calcext:value-type="float">
            <text:p>1036.1</text:p>
          </table:table-cell>
          <table:table-cell office:value-type="float" office:value="902.4" calcext:value-type="float">
            <text:p>902.4</text:p>
          </table:table-cell>
          <table:table-cell office:value-type="float" office:value="804.6" calcext:value-type="float">
            <text:p>804.6</text:p>
          </table:table-cell>
        </table:table-row>
        <table:table-row table:style-name="ro1">
          <table:table-cell table:number-columns-repeated="3"/>
          <table:table-cell table:formula="of:=AVERAGE([.D10:.D19])" office:value-type="float" office:value="1014.6" calcext:value-type="float">
            <text:p>1014.6</text:p>
          </table:table-cell>
          <table:table-cell table:formula="of:=AVERAGE([.E10:.E19])" office:value-type="float" office:value="1021.52" calcext:value-type="float">
            <text:p>1021.52</text:p>
          </table:table-cell>
          <table:table-cell/>
          <table:table-cell table:formula="of:=AVERAGE([.G10:.G19])" office:value-type="float" office:value="1047.18" calcext:value-type="float">
            <text:p>1047.18</text:p>
          </table:table-cell>
          <table:table-cell table:formula="of:=AVERAGE([.H10:.H19])" office:value-type="float" office:value="1050.74" calcext:value-type="float">
            <text:p>1050.74</text:p>
          </table:table-cell>
          <table:table-cell table:formula="of:=AVERAGE([.I10:.I19])" office:value-type="float" office:value="940.21" calcext:value-type="float">
            <text:p>940.21</text:p>
          </table:table-cell>
          <table:table-cell table:formula="of:=AVERAGE([.J10:.J19])" office:value-type="float" office:value="870.27" calcext:value-type="float">
            <text:p>870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0:39:18.341307936</meta:creation-date>
    <dc:date>2024-05-25T13:41:06.597041356</dc:date>
    <meta:editing-duration>PT3H1M49S</meta:editing-duration>
    <meta:editing-cycles>1</meta:editing-cycles>
    <meta:document-statistic meta:table-count="1" meta:cell-count="71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72cm" svg:height="9.048cm" xlink:href=".." xlink:type="simple" chart:class="chart:bar" chart:style-name="ch1">
        <chart:legend chart:legend-position="end" svg:x="7.479cm" svg:y="4.225cm" style:legend-expansion="high" chart:style-name="ch2"/>
        <chart:plot-area chart:style-name="ch3" table:cell-range-address="Sheet1.D20:Sheet1.E20 Sheet1.G20:Sheet1.J20" svg:x="0.187cm" svg:y="0.18cm" svg:width="7.105cm" svg:height="8.688cm">
          <chart:coordinate-region svg:x="1.179cm" svg:y="0.379cm" svg:width="6.113cm" svg:height="7.8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E20 Sheet1.G20:Sheet1.J2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0 Row 20</text:p>
                <draw:g>
                  <svg:desc/>
                </draw:g>
              </table:table-cell>
              <table:table-cell office:value-type="float" office:value="1014.6">
                <text:p>1014.6</text:p>
                <draw:g>
                  <svg:desc>Sheet1.D20:Sheet1.E20 Sheet1.G20:Sheet1.J20</svg:desc>
                </draw:g>
              </table:table-cell>
              <table:table-cell office:value-type="float" office:value="1021.52">
                <text:p>1021.52</text:p>
              </table:table-cell>
              <table:table-cell office:value-type="float" office:value="1047.18">
                <text:p>1047.18</text:p>
              </table:table-cell>
              <table:table-cell office:value-type="float" office:value="1050.74">
                <text:p>1050.74</text:p>
              </table:table-cell>
              <table:table-cell office:value-type="float" office:value="940.21">
                <text:p>940.21</text:p>
              </table:table-cell>
              <table:table-cell office:value-type="float" office:value="870.27">
                <text:p>870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